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number-columns-repeated="2" office:value-type="string" calcext:value-type="string">
            <text:p>Задание 1</text:p>
          </table:table-cell>
          <table:table-cell table:number-columns-repeated="2"/>
          <table:table-cell office:value-type="string" calcext:value-type="string">
            <text:p>Задание 2</text:p>
          </table:table-cell>
          <table:table-cell table:number-columns-repeated="2"/>
          <table:table-cell office:value-type="string" calcext:value-type="string">
            <text:p>Задание 3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d, мм</text:p>
          </table:table-cell>
          <table:table-cell office:value-type="string" calcext:value-type="string">
            <text:p>m, г</text:p>
          </table:table-cell>
          <table:table-cell office:value-type="string" calcext:value-type="string">
            <text:p>мТл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, г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864" calcext:value-type="float">
            <text:p>0.864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1.37" calcext:value-type="float">
            <text:p>31.37</text:p>
          </table:table-cell>
          <table:table-cell office:value-type="float" office:value="4" calcext:value-type="float">
            <text:p>4</text:p>
          </table:table-cell>
          <table:table-cell office:value-type="float" office:value="0.324" calcext:value-type="float">
            <text:p>0.3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3" calcext:value-type="float">
            <text:p>0.63</text:p>
          </table:table-cell>
          <table:table-cell office:value-type="float" office:value="0.848" calcext:value-type="float">
            <text:p>0.848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8.43" calcext:value-type="float">
            <text:p>38.43</text:p>
          </table:table-cell>
          <table:table-cell office:value-type="float" office:value="6" calcext:value-type="float">
            <text:p>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6.36" calcext:value-type="float">
            <text:p>46.36</text:p>
          </table:table-cell>
          <table:table-cell office:value-type="float" office:value="8" calcext:value-type="float">
            <text:p>8</text:p>
          </table:table-cell>
          <table:table-cell office:value-type="float" office:value="0.188" calcext:value-type="float">
            <text:p>0.188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0.77" calcext:value-type="float">
            <text:p>40.77</text:p>
          </table:table-cell>
          <table:table-cell office:value-type="float" office:value="10" calcext:value-type="float">
            <text:p>10</text:p>
          </table:table-cell>
          <table:table-cell office:value-type="float" office:value="0.193" calcext:value-type="float">
            <text:p>0.193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53.21" calcext:value-type="float">
            <text:p>53.21</text:p>
          </table:table-cell>
          <table:table-cell office:value-type="float" office:value="12" calcext:value-type="float">
            <text:p>12</text:p>
          </table:table-cell>
          <table:table-cell office:value-type="float" office:value="0.223" calcext:value-type="float">
            <text:p>0.223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7.86" calcext:value-type="float">
            <text:p>47.8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2.39" calcext:value-type="float">
            <text:p>32.39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2" office:value-type="float" office:value="10" calcext:value-type="float">
            <text:p>10</text:p>
          </table:table-cell>
          <table:table-cell office:value-type="float" office:value="39.27" calcext:value-type="float">
            <text:p>39.2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9.82" calcext:value-type="float">
            <text:p>19.8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4.57" calcext:value-type="float">
            <text:p>24.5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formula="of:=[.G3]/[.F3]" office:value-type="float" office:value="1.04566666666667" calcext:value-type="float">
            <text:p>1.045666666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formula="of:=[.G4]/[.F4]" office:value-type="float" office:value="1.281" calcext:value-type="float">
            <text:p>1.28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formula="of:=[.G5]/[.F5]" office:value-type="float" office:value="1.54533333333333" calcext:value-type="float">
            <text:p>1.545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formula="of:=[.G6]/[.F6]" office:value-type="float" office:value="2.0385" calcext:value-type="float">
            <text:p>2.038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formula="of:=[.G7]/[.F7]" office:value-type="float" office:value="2.6605" calcext:value-type="float">
            <text:p>2.660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formula="of:=[.G8]/[.F8]" office:value-type="float" office:value="3.19066666666667" calcext:value-type="float">
            <text:p>3.190666666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formula="of:=[.G9]/[.F9]" office:value-type="float" office:value="3.239" calcext:value-type="float">
            <text:p>3.23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formula="of:=[.G10]/[.F10]" office:value-type="float" office:value="3.927" calcext:value-type="float">
            <text:p>3.92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formula="of:=[.G11]/[.F11]" office:value-type="float" office:value="3.964" calcext:value-type="float">
            <text:p>3.96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formula="of:=[.G12]/[.F12]" office:value-type="float" office:value="4.914" calcext:value-type="float">
            <text:p>4.914</text:p>
          </table:table-cell>
          <table:table-cell table:number-columns-repeated="2"/>
        </table:table-row>
        <table:table-row table:style-name="ro1" table:number-rows-repeated="18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45" calcext:value-type="float">
            <text:p>0.845</text:p>
          </table:table-cell>
          <table:table-cell office:value-type="float" office:value="5.8" calcext:value-type="float">
            <text:p>5.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45" calcext:value-type="float">
            <text:p>0.845</text:p>
          </table:table-cell>
          <table:table-cell office:value-type="float" office:value="5.9" calcext:value-type="float">
            <text:p>5.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66" calcext:value-type="float">
            <text:p>0.86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47" calcext:value-type="float">
            <text:p>0.847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48" calcext:value-type="float">
            <text:p>0.848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45" calcext:value-type="float">
            <text:p>0.84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6" calcext:value-type="float">
            <text:p>0.856</text:p>
          </table:table-cell>
          <table:table-cell office:value-type="float" office:value="5.9" calcext:value-type="float">
            <text:p>5.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21" calcext:value-type="float">
            <text:p>0.821</text:p>
          </table:table-cell>
          <table:table-cell office:value-type="float" office:value="5.9" calcext:value-type="float">
            <text:p>5.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9" calcext:value-type="float">
            <text:p>0.859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7" calcext:value-type="float">
            <text:p>0.857</text:p>
          </table:table-cell>
          <table:table-cell office:value-type="float" office:value="5.9" calcext:value-type="float">
            <text:p>5.9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44" calcext:value-type="float">
            <text:p>0.84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5">00/00/0000</text:date>, <text:time style:data-style-name="N2" text:time-value="12:40:10.50698435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4:39:25.835747744</meta:creation-date>
    <dc:date>2019-09-15T17:29:29.535137060</dc:date>
    <meta:editing-duration>P1DT6H57M47S</meta:editing-duration>
    <meta:editing-cycles>2</meta:editing-cycles>
    <meta:generator>LibreOffice/5.1.6.2$Linux_X86_64 LibreOffice_project/10m0$Build-2</meta:generator>
    <meta:document-statistic meta:table-count="1" meta:cell-count="114" meta:object-count="0"/>
  </office:meta>
</office:document-meta>
</file>